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2159DF4DCD2D1B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2.228cm, 17.375cm, 5.2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2cm" svg:height="8.766cm" svg:x="0.2cm" svg:y="0.2cm">
          <draw:image xlink:href="Pictures/10000000000005E8000007E0F2159DF4DCD2D1B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05:58.556677397</dc:date>
    <meta:editing-duration>PT3M3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